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text-properties officeooo:rsid="00168c4f" officeooo:paragraph-rsid="00168c4f"/>
    </style:style>
    <style:style style:name="P2" style:family="paragraph" style:parent-style-name="Standard">
      <style:text-properties officeooo:rsid="00168c4f" officeooo:paragraph-rsid="00168c4f"/>
    </style:style>
    <style:style style:name="P3" style:family="paragraph" style:parent-style-name="Text_20_body">
      <style:text-properties officeooo:paragraph-rsid="00168c4f"/>
    </style:style>
    <style:style style:name="P4" style:family="paragraph" style:parent-style-name="Heading_20_1">
      <style:text-properties officeooo:rsid="00168c4f" officeooo:paragraph-rsid="00168c4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4" text:outline-level="1">Ubuntu下adb工具的安装及常用命令</text:h>
      <text:p text:style-name="P2"/>
      <text:h text:style-name="P1" text:outline-level="2">一、安装adb和fastboot</text:h>
      <text:p text:style-name="Text_20_body">Ubuntu下安装adb和fastboot方法如下：</text:p>
      <text:p text:style-name="P3">sudo apt-get update<text:line-break/>sudo apt-get install android-tools-adb </text:p>
      <text:p text:style-name="P3">sudo apt-get install android-tools-fastboot</text:p>
      <text:p text:style-name="P2"/>
      <text:p text:style-name="P2">adb工具的安装：</text:p>
      <text:p text:style-name="P2"/>
      <text:p text:style-name="P2">在ubuntu命令行中执行指令：apt-get install android-tools-adb</text:p>
      <text:p text:style-name="P2"/>
      <text:p text:style-name="P2">通过lsusb查看接入ubuntu的设备：lsusb</text:p>
      <text:p text:style-name="P2"/>
      <text:p text:style-name="P2">Bus 001 Device 016: ID 18d1:d002 Google Inc.</text:p>
      <text:p text:style-name="P2"/>
      <text:p text:style-name="P2">Bus 001 Device 001: ID 1d6b:0002 Linux Foundation 2.0 root hub</text:p>
      <text:p text:style-name="P2"/>
      <text:p text:style-name="P2">Bus 002 Device 003: ID 0e0f:0002 VMware, Inc. Virtual USB Hub</text:p>
      <text:p text:style-name="P2"/>
      <text:p text:style-name="P2">Bus 002 Device 002: ID 0e0f:0003 VMware, Inc. Virtual Mouse</text:p>
      <text:p text:style-name="P2"/>
      <text:p text:style-name="P2">Bus 002 Device 001: ID 1d6b:0001 Linux Foundation 1.1 root hub</text:p>
      <text:p text:style-name="P2"/>
      <text:p text:style-name="P2">创建adb_usb.ini文件，写入android设备的VID:</text:p>
      <text:p text:style-name="P2"/>
      <text:p text:style-name="P2">cd ~/.android</text:p>
      <text:p text:style-name="P2"/>
      <text:p text:style-name="P2">touch adb_usb.ini</text:p>
      <text:p text:style-name="P2"/>
      <text:p text:style-name="P2">在adb_usb.ini文件中写入以下内容：</text:p>
      <text:p text:style-name="P2"/>
      <text:p text:style-name="P2">0x18d1</text:p>
      <text:p text:style-name="P2"/>
      <text:p text:style-name="P2">添加权限：</text:p>
      <text:p text:style-name="P2"/>
      <text:p text:style-name="P2">创建权限文件：touch /etc/udev/rules.d/70-android.rules</text:p>
      <text:p text:style-name="P2"/>
      <text:p text:style-name="P2">在70-android.rules文件中写入一下内容：</text:p>
      <text:p text:style-name="P2"/>
      <text:p text:style-name="P2">UBSYSTEM=="usb", ATTRS{idVendor}=="18d1", ATTRS{idProduct}=="d002", MODE="0666"</text:p>
      <text:p text:style-name="P2"/>
      <text:p text:style-name="P2">重启USB服务：</text:p>
      <text:p text:style-name="P2"/>
      <text:p text:style-name="P2"><text:soft-page-break/>chmod 666 /etc/udev/rules.d/70-android.rules</text:p>
      <text:p text:style-name="P2"/>
      <text:p text:style-name="P2">service udev restart</text:p>
      <text:p text:style-name="P2"/>
      <text:p text:style-name="P2">重启adb服务：</text:p>
      <text:p text:style-name="P2"/>
      <text:p text:style-name="P2">adb kill-server</text:p>
      <text:p text:style-name="P2"/>
      <text:p text:style-name="P2">adb start-server</text:p>
      <text:p text:style-name="P2"/>
      <text:p text:style-name="P2">查看adb设备：</text:p>
      <text:p text:style-name="P2"/>
      <text:p text:style-name="P2">adb devices</text:p>
      <text:p text:style-name="P2"/>
      <text:p text:style-name="P2">如没特殊提示应表示adb安装成功；</text:p>
      <text:p text:style-name="P2"/>
      <text:p text:style-name="P2">adb的常用指令：</text:p>
      <text:p text:style-name="P2"/>
      <text:p text:style-name="P2">adb help <text:s text:c="20"/>//查看adb的命令帮助</text:p>
      <text:p text:style-name="P2"/>
      <text:p text:style-name="P2">adb devices <text:s text:c="14"/>//查看设备</text:p>
      <text:p text:style-name="P2"/>
      <text:p text:style-name="P2">adb shell <text:s text:c="18"/>//进终端</text:p>
      <text:p text:style-name="P2"/>
      <text:p text:style-name="P2">adb kill-server <text:s text:c="7"/>//杀死进程</text:p>
      <text:p text:style-name="P2"/>
      <text:p text:style-name="P2">adb kill-server <text:s text:c="10"/>//重启adb服务</text:p>
      <text:p text:style-name="P2"/>
      <text:p text:style-name="P2">adb start-server</text:p>
      <text:p text:style-name="P2"/>
      <text:p text:style-name="P2">adb push 本地路径 目标路径 <text:s text:c="15"/>//上传文件到安卓设备</text:p>
      <text:p text:style-name="P2"/>
      <text:p text:style-name="P2">adb pull 目标路径 本地路径 <text:s text:c="17"/>//从安卓设备下载文件到ubuntu</text:p>
      <text:p text:style-name="P2"/>
      <text:p text:style-name="P2">Android Debug Bridge version 1.0.31</text:p>
      <text:p text:style-name="P2"/>
      <text:p text:style-name="P2"><text:s/>-a <text:s text:c="27"/>- directs adb to listen on all interfaces for a connection</text:p>
      <text:p text:style-name="P2"><text:s/>-d <text:s text:c="27"/>- directs command to the only connected USB device</text:p>
      <text:p text:style-name="P2"><text:s text:c="33"/>returns an error if more than one USB device is present.</text:p>
      <text:p text:style-name="P2"><text:s/>-e <text:s text:c="27"/>- directs command to the only running emulator.</text:p>
      <text:p text:style-name="P2"><text:s text:c="33"/>returns an error if more than one emulator is running.</text:p>
      <text:p text:style-name="P2"><text:s/>-s &lt;specific device&gt; <text:s text:c="9"/>- directs command to the device or emulator with the given</text:p>
      <text:p text:style-name="P2"><text:s text:c="33"/>serial number or qualifier. Overrides ANDROID_SERIAL</text:p>
      <text:p text:style-name="P2"><text:s text:c="33"/>environment variable.</text:p>
      <text:p text:style-name="P2"><text:s/>-p &lt;product name or path&gt; <text:s text:c="4"/>- simple product name like 'sooner', or</text:p>
      <text:p text:style-name="P2"><text:s text:c="33"/>a relative/absolute path to a product</text:p>
      <text:p text:style-name="P2"><text:s text:c="33"/>out directory like 'out/target/product/sooner'.</text:p>
      <text:p text:style-name="P2"><text:s text:c="33"/>If -p is not specified, the ANDROID_PRODUCT_OUT</text:p>
      <text:p text:style-name="P2"><text:s text:c="33"/>environment variable is used, which must</text:p>
      <text:p text:style-name="P2"><text:s text:c="33"/>be an absolute path.</text:p>
      <text:p text:style-name="P2"><text:s/>-H <text:s text:c="27"/>- Name of adb server host (default: localhost)</text:p>
      <text:p text:style-name="P2"><text:soft-page-break/><text:s/>-P <text:s text:c="27"/>- Port of adb server (default: 5037)</text:p>
      <text:p text:style-name="P2"><text:s/>devices [-l] <text:s text:c="17"/>- list all connected devices</text:p>
      <text:p text:style-name="P2"><text:s text:c="33"/>('-l' will also list device qualifiers)</text:p>
      <text:p text:style-name="P2"><text:s/>connect &lt;host&gt;[:&lt;port&gt;] <text:s text:c="6"/>- connect to a device via TCP/IP</text:p>
      <text:p text:style-name="P2"><text:s text:c="33"/>Port 5555 is used by default if no port number is specified.</text:p>
      <text:p text:style-name="P2"><text:s/>disconnect [&lt;host&gt;[:&lt;port&gt;]] <text:s/>- disconnect from a TCP/IP device.</text:p>
      <text:p text:style-name="P2"><text:s text:c="33"/>Port 5555 is used by default if no port number is specified.</text:p>
      <text:p text:style-name="P2"><text:s text:c="33"/>Using this command with no additional arguments</text:p>
      <text:p text:style-name="P2"><text:s text:c="33"/>will disconnect from all connected TCP/IP devices.</text:p>
      <text:p text:style-name="P2"/>
      <text:p text:style-name="P2">device commands:</text:p>
      <text:p text:style-name="P2"><text:s text:c="2"/>adb push &lt;local&gt; &lt;remote&gt; <text:s text:c="3"/>- copy file/dir to device</text:p>
      <text:p text:style-name="P2"><text:s text:c="2"/>adb pull &lt;remote&gt; [&lt;local&gt;] <text:s/>- copy file/dir from device</text:p>
      <text:p text:style-name="P2"><text:s text:c="2"/>adb sync [ &lt;directory&gt; ] <text:s text:c="4"/>- copy host-&gt;device only if changed</text:p>
      <text:p text:style-name="P2"><text:s text:c="33"/>(-l means list but don't copy)</text:p>
      <text:p text:style-name="P2"><text:s text:c="33"/>(see 'adb help all')</text:p>
      <text:p text:style-name="P2"><text:s text:c="2"/>adb shell <text:s text:c="19"/>- run remote shell interactively</text:p>
      <text:p text:style-name="P2"><text:s text:c="2"/>adb shell &lt;command&gt; <text:s text:c="9"/>- run remote shell command</text:p>
      <text:p text:style-name="P2"><text:s text:c="2"/>adb emu &lt;command&gt; <text:s text:c="11"/>- run emulator console command</text:p>
      <text:p text:style-name="P2"><text:s text:c="2"/>adb logcat [ &lt;filter-spec&gt; ] - View device log</text:p>
      <text:p text:style-name="P2"><text:s text:c="2"/>adb forward --list <text:s text:c="10"/>- list all forward socket connections.</text:p>
      <text:p text:style-name="P2"><text:s text:c="33"/>the format is a list of lines with the following format:</text:p>
      <text:p text:style-name="P2"><text:s text:c="36"/>&lt;serial&gt; " " &lt;local&gt; " " &lt;remote&gt; "\n"</text:p>
      <text:p text:style-name="P2"><text:s text:c="2"/>adb forward &lt;local&gt; &lt;remote&gt; - forward socket connections</text:p>
      <text:p text:style-name="P2"><text:s text:c="33"/>forward specs are one of: </text:p>
      <text:p text:style-name="P2"><text:s text:c="35"/>tcp:&lt;port&gt;</text:p>
      <text:p text:style-name="P2"><text:s text:c="35"/>localabstract:&lt;unix domain socket name&gt;</text:p>
      <text:p text:style-name="P2"><text:s text:c="35"/>localreserved:&lt;unix domain socket name&gt;</text:p>
      <text:p text:style-name="P2"><text:s text:c="35"/>localfilesystem:&lt;unix domain socket name&gt;</text:p>
      <text:p text:style-name="P2"><text:s text:c="35"/>dev:&lt;character device name&gt;</text:p>
      <text:p text:style-name="P2"><text:s text:c="35"/>jdwp:&lt;process pid&gt; (remote only)</text:p>
      <text:p text:style-name="P2"><text:s text:c="2"/>adb forward --no-rebind &lt;local&gt; &lt;remote&gt;</text:p>
      <text:p text:style-name="P2"><text:s text:c="31"/>- same as 'adb forward &lt;local&gt; &lt;remote&gt;' but fails</text:p>
      <text:p text:style-name="P2"><text:s text:c="33"/>if &lt;local&gt; is already forwarded</text:p>
      <text:p text:style-name="P2"><text:s text:c="2"/>adb forward --remove &lt;local&gt; - remove a specific forward socket connection</text:p>
      <text:p text:style-name="P2"><text:s text:c="2"/>adb forward --remove-all <text:s text:c="4"/>- remove all forward socket connections</text:p>
      <text:p text:style-name="P2"><text:s text:c="2"/>adb jdwp <text:s text:c="20"/>- list PIDs of processes hosting a JDWP transport</text:p>
      <text:p text:style-name="P2"><text:s text:c="2"/>adb install [-l] [-r] [-s] [--algo &lt;algorithm name&gt; --key &lt;hex-encoded key&gt; --iv &lt;hex-encoded iv&gt;] &lt;file&gt;</text:p>
      <text:p text:style-name="P2"><text:s text:c="31"/>- push this package file to the device and install it</text:p>
      <text:p text:style-name="P2"><text:s text:c="33"/>('-l' means forward-lock the app)</text:p>
      <text:p text:style-name="P2"><text:s text:c="33"/>('-r' means reinstall the app, keeping its data)</text:p>
      <text:p text:style-name="P2"><text:s text:c="33"/>('-s' means install on SD card instead of internal storage)</text:p>
      <text:p text:style-name="P2"><text:s text:c="33"/>('--algo', '--key', and '--iv' mean the file is encrypted already)</text:p>
      <text:p text:style-name="P2"><text:s text:c="2"/>adb uninstall [-k] &lt;package&gt; - remove this app package from the device</text:p>
      <text:p text:style-name="P2"><text:s text:c="33"/>('-k' means keep the data and cache directories)</text:p>
      <text:p text:style-name="P2"><text:s text:c="2"/>adb bugreport <text:s text:c="15"/>- return all information from the device</text:p>
      <text:p text:style-name="P2"><text:s text:c="33"/>that should be included in a bug report.</text:p>
      <text:p text:style-name="P2"/>
      <text:p text:style-name="P2"><text:s text:c="2"/>adb backup [-f &lt;file&gt;] [-apk|-noapk] [-shared|-noshared] [-all] [-system|-nosystem] [&lt;packages...&gt;]</text:p>
      <text:p text:style-name="P2"><text:s text:c="31"/>- write an archive of the device's data to &lt;file&gt;.</text:p>
      <text:p text:style-name="P2"><text:s text:c="33"/>If no -f option is supplied then the data is written</text:p>
      <text:p text:style-name="P2"><text:soft-page-break/><text:s text:c="33"/>to "backup.ab" in the current directory.</text:p>
      <text:p text:style-name="P2"><text:s text:c="33"/>(-apk|-noapk enable/disable backup of the .apks themselves</text:p>
      <text:p text:style-name="P2"><text:s text:c="36"/>in the archive; the default is noapk.)</text:p>
      <text:p text:style-name="P2"><text:s text:c="33"/>(-shared|-noshared enable/disable backup of the device's</text:p>
      <text:p text:style-name="P2"><text:s text:c="36"/>shared storage / SD card contents; the default is noshared.)</text:p>
      <text:p text:style-name="P2"><text:s text:c="33"/>(-all means to back up all installed applications)</text:p>
      <text:p text:style-name="P2"><text:s text:c="33"/>(-system|-nosystem toggles whether -all automatically includes</text:p>
      <text:p text:style-name="P2"><text:s text:c="36"/>system applications; the default is to include system apps)</text:p>
      <text:p text:style-name="P2"><text:s text:c="33"/>(&lt;packages...&gt; is the list of applications to be backed up. <text:s/>If</text:p>
      <text:p text:style-name="P2"><text:s text:c="36"/>the -all or -shared flags are passed, then the package</text:p>
      <text:p text:style-name="P2"><text:s text:c="36"/>list is optional. <text:s/>Applications explicitly given on the</text:p>
      <text:p text:style-name="P2"><text:s text:c="36"/>command line will be included even if -nosystem would</text:p>
      <text:p text:style-name="P2"><text:s text:c="36"/>ordinarily cause them to be omitted.)</text:p>
      <text:p text:style-name="P2"/>
      <text:p text:style-name="P2"><text:s text:c="2"/>adb restore &lt;file&gt; <text:s text:c="10"/>- restore device contents from the &lt;file&gt; backup archive</text:p>
      <text:p text:style-name="P2"/>
      <text:p text:style-name="P2"><text:s text:c="2"/>adb help <text:s text:c="20"/>- show this help message</text:p>
      <text:p text:style-name="P2"><text:s text:c="2"/>adb version <text:s text:c="17"/>- show version num</text:p>
      <text:p text:style-name="P2"/>
      <text:p text:style-name="P2">scripting:</text:p>
      <text:p text:style-name="P2"><text:s text:c="2"/>adb wait-for-device <text:s text:c="9"/>- block until device is online</text:p>
      <text:p text:style-name="P2"><text:s text:c="2"/>adb start-server <text:s text:c="12"/>- ensure that there is a server running</text:p>
      <text:p text:style-name="P2"><text:s text:c="2"/>adb kill-server <text:s text:c="13"/>- kill the server if it is running</text:p>
      <text:p text:style-name="P2"><text:s text:c="2"/>adb get-state <text:s text:c="15"/>- prints: offline | bootloader | device</text:p>
      <text:p text:style-name="P2"><text:s text:c="2"/>adb get-serialno <text:s text:c="12"/>- prints: &lt;serial-number&gt;</text:p>
      <text:p text:style-name="P2"><text:s text:c="2"/>adb get-devpath <text:s text:c="13"/>- prints: &lt;device-path&gt;</text:p>
      <text:p text:style-name="P2"><text:s text:c="2"/>adb status-window <text:s text:c="11"/>- continuously print device status for a specified device</text:p>
      <text:p text:style-name="P2"><text:s text:c="2"/>adb remount <text:s text:c="17"/>- remounts the /system partition on the device read-write</text:p>
      <text:p text:style-name="P2"><text:s text:c="2"/>adb reboot [bootloader|recovery] - reboots the device, optionally into the bootloader or recovery program</text:p>
      <text:p text:style-name="P2"><text:s text:c="2"/>adb reboot-bootloader <text:s text:c="7"/>- reboots the device into the bootloader</text:p>
      <text:p text:style-name="P2"><text:s text:c="2"/>adb root <text:s text:c="20"/>- restarts the adbd daemon with root permissions</text:p>
      <text:p text:style-name="P2"><text:s text:c="2"/>adb usb <text:s text:c="21"/>- restarts the adbd daemon listening on USB</text:p>
      <text:p text:style-name="P2"><text:s text:c="2"/>adb tcpip &lt;port&gt; <text:s text:c="12"/>- restarts the adbd daemon listening on TCP on the specified port</text:p>
      <text:p text:style-name="P2">networking:</text:p>
      <text:p text:style-name="P2"><text:s text:c="2"/>adb ppp &lt;tty&gt; [parameters] <text:s text:c="2"/>- Run PPP over USB.</text:p>
      <text:p text:style-name="P2"><text:s/>Note: you should not automatically start a PPP connection.</text:p>
      <text:p text:style-name="P2"><text:s/>&lt;tty&gt; refers to the tty for PPP stream. Eg. dev:/dev/omap_csmi_tty1</text:p>
      <text:p text:style-name="P2"><text:s/>[parameters] - Eg. defaultroute debug dump local notty usepeerdns</text:p>
      <text:p text:style-name="P2"/>
      <text:p text:style-name="P2">adb sync notes: adb sync [ &lt;directory&gt; ]</text:p>
      <text:p text:style-name="P2"><text:s text:c="2"/>&lt;localdir&gt; can be interpreted in several ways:</text:p>
      <text:p text:style-name="P2"/>
      <text:p text:style-name="P2"><text:s text:c="2"/>- If &lt;directory&gt; is not specified, both /system and /data partitions will be updated.</text:p>
      <text:p text:style-name="P2"/>
      <text:p text:style-name="P2"><text:s text:c="2"/>- If it is "system" or "data", only the corresponding partition</text:p>
      <text:p text:style-name="P2"><text:s text:c="4"/>is updated.</text:p>
      <text:p text:style-name="P2"/>
      <text:p text:style-name="P2">environmental variables:</text:p>
      <text:p text:style-name="P2"><text:s text:c="2"/>ADB_TRACE <text:s text:c="19"/>- Print debug information. A comma separated list of the following values</text:p>
      <text:p text:style-name="P2"><text:s text:c="33"/>1 or all, adb, sockets, packets, rwx, usb, sync, sysdeps, transport, jdwp</text:p>
      <text:p text:style-name="P2"><text:soft-page-break/><text:s text:c="2"/>ANDROID_SERIAL <text:s text:c="14"/>- The serial number to connect to. -s takes priority over this if given.</text:p>
      <text:p text:style-name="P2"><text:s text:c="2"/>ANDROID_LOG_TAGS <text:s text:c="12"/>- When used with the logcat option, only these debug tags are printed.</text:p>
      <text:p text:style-name="P2">————————————————</text:p>
      <text:p text:style-name="P2">版权声明：本文为CSDN博主「felicity_one」的原创文章，遵循 CC 4.0 BY-SA 版权协议，转载请附上原文出处链接及本声明。</text:p>
      <text:p text:style-name="P2">原文链接：https://blog.csdn.net/qq_20725221/article/details/82775103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6T17:44:18.956203398</meta:creation-date>
    <dc:date>2019-09-06T17:46:50.775332418</dc:date>
    <meta:editing-duration>PT2M32S</meta:editing-duration>
    <meta:editing-cycles>1</meta:editing-cycles>
    <meta:document-statistic meta:table-count="0" meta:image-count="0" meta:object-count="0" meta:page-count="5" meta:paragraph-count="153" meta:word-count="1290" meta:character-count="9297" meta:non-whitespace-character-count="6003"/>
    <meta:generator>LibreOffice/5.1.6.2$Linux_X86_64 LibreOffice_project/10m0$Build-2</meta:generator>
  </office:meta>
</office:document-meta>
</file>